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5"><text:tab/>Địa chỉ: <text:span text:style-name="T2"><text:tab/></text:span><text:span text:style-name="T3">64-68 Hai Bà Trưng, Phườnng Bến Nghé, <text:tab/><text:tab/>Quận 1, Tp. HCM</text:span></text:p>
      <text:p text:style-name="P4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CMND:<text:tab/><text:placeholder text:placeholder-type="text">&lt;o.cmnd&gt;</text:placeholder><text:tab/>GPKD:<text:tab/><text:placeholder text:placeholder-type="text">&lt;o.giayphep_kinhdoanh&gt;</text:placeholder></text:p>
      <text:p text:style-name="P7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6"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<text:soft-page-break/>Số tiền: <text:tab/><text:placeholder text:placeholder-type="text">&lt;convert_amount(get_sotien())&gt;</text:placeholder></text:p>
      <text:p text:style-name="P6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4.02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3:47:54</dc:date>
    <meta:editing-duration>PT6H6M35S</meta:editing-duration>
    <meta:editing-cycles>154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3" meta:word-count="100" meta:character-count="781" meta:non-whitespace-character-count="685"/>
  </office:meta>
</office:document-meta>
</file>